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paragraph-rsid="001aca06"/>
    </style:style>
    <style:style style:name="P3" style:family="paragraph" style:parent-style-name="Heading_20_1">
      <style:paragraph-properties fo:text-align="center" style:justify-single-word="false"/>
      <style:text-properties style:font-name="Liberation Seri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T1" style:family="text">
      <style:text-properties officeooo:rsid="001aca06"/>
    </style:style>
    <style:style style:name="T2" style:family="text">
      <style:text-properties officeooo:rsid="001afe2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РУКОВОДСТВО СИСТЕМНОГО ПРОГРАММИСТА</text:h>
      <text:h text:style-name="Heading_20_1" text:outline-level="1"><text:span text:style-name="T1">1 </text:span>Общие сведения о программе</text:h>
      <text:h text:style-name="Heading_20_2" text:outline-level="2">1.<text:span text:style-name="T1">1</text:span> Введение</text:h>
      <text:p text:style-name="Text_20_body">Руководство системного программиста предоставляет всестороннюю информацию о программе "<text:span text:style-name="T1">TuneMyBand</text:span>" — веб-приложении, написанном на Django 5.0 и TypeScript. Программа разработана для управления музыкальными группами, обеспечивая функционал от создания профиля пользователя до планирования выступлений и управления репетициями.</text:p>
      <text:h text:style-name="Heading_20_2" text:outline-level="2"><text:span text:style-name="T1">1.</text:span>2 Общие сведения о программе</text:h>
      <text:h text:style-name="Heading_20_3" text:outline-level="3"><text:span text:style-name="T1">1</text:span>.<text:span text:style-name="T1">2.1</text:span> <text:span text:style-name="Strong_20_Emphasis">Назначение программы</text:span></text:h>
      <text:p text:style-name="P2">Программа "<text:span text:style-name="T1">TuneMyBand</text:span>" создана с целью обеспечения эффективного взаимодействия музыкантов и коллективов. Она предоставляет средства для управления информацией о пользователях, музыкальных <text:span text:style-name="T1">групп</text:span>, репетициях, выступлениях, оборудовании и других сущностях, связанных с миром музыки.</text:p>
      <text:h text:style-name="Heading_20_3" text:outline-level="3"><text:span text:style-name="T1">1.</text:span>2.2 <text:span text:style-name="Strong_20_Emphasis">Технологический стек</text:span></text:h>
      <text:p text:style-name="Text_20_body">Программа написана на Django 5.0, обеспечивая стабильность и безопасность на серверной стороне. Фронтенд разработан с использованием TypeScript, что обеспечивает масштабируемость и поддержку современных веб-стандартов. Программа ориентирована на использование в различных операционных системах, поддерживающих протоколы TCP/IP.</text:p>
      <text:h text:style-name="Heading_20_2" text:outline-level="2"><text:span text:style-name="T1">1.</text:span>3 Основные функциональности</text:h>
      <text:p text:style-name="Text_20_body">Программа предоставляет широкий спектр функциональностей, включая:</text:p>
      <text:list text:style-name="L1">
        <text:list-item>
          <text:p text:style-name="P5">Регистрацию и управление профилем пользователя.</text:p>
        </text:list-item>
        <text:list-item>
          <text:p text:style-name="P5">Формирование музыкальных групп и управление их составом.</text:p>
        </text:list-item>
        <text:list-item>
          <text:p text:style-name="P5">Планирование и отслеживание репетиций и выступлений.</text:p>
        </text:list-item>
        <text:list-item>
          <text:p text:style-name="P5">Управление оборудованием и инструментами музыкантов.</text:p>
        </text:list-item>
        <text:list-item>
          <text:p text:style-name="P4">Создание и администрирование мероприятий.</text:p>
        </text:list-item>
      </text:list>
      <text:h text:style-name="Heading_20_2" text:outline-level="2"><text:span text:style-name="T1">1.</text:span>4 Требования к техническим средствам</text:h>
      <text:p text:style-name="Text_20_body">Для корректной работы программы требуется наличие веб-браузера, поддерживающего современные стандарты, такие как Netscape Navigator, MS Internet Explorer, или аналогичные. Технические средства должны поддерживать протокол TCP/IP и обеспечивать доступ к HTTP-серверу, на котором размещено приложение.</text:p>
      <text:h text:style-name="Heading_20_2" text:outline-level="2"><text:soft-page-break/><text:span text:style-name="T1">1.5</text:span> Установка и настройка</text:h>
      <text:p text:style-name="Text_20_body">Инструкции по установке и настройке программы приведены в соответствующем разделе руководства. Пользователь должен обладать достаточными правами доступа для установки файлов и настройки необходимых параметров.</text:p>
      <text:h text:style-name="Heading_20_1" text:outline-level="1"><text:span text:style-name="T1">2 </text:span>Структура программы</text:h>
      <text:h text:style-name="Heading_20_2" text:outline-level="2"><text:span text:style-name="T1">2.</text:span>1 Основные компоненты</text:h>
      <text:p text:style-name="Text_20_body">Программа "<text:span text:style-name="T1">TuneMyBand</text:span>" на базе Django с PostgreSQL и REST API включает следующие компоненты:</text:p>
      <text:list text:style-name="L2">
        <text:list-item>
          <text:p text:style-name="P6"><text:span text:style-name="Strong_20_Emphasis">Back-End на Django (Web-приложение):</text:span></text:p>
        </text:list-item>
      </text:list>
      <text:list xml:id="list1221156326" text:style-name="L3">
        <text:list-item>
          <text:list>
            <text:list-item>
              <text:p text:style-name="P8"><text:span text:style-name="Strong_20_Emphasis">Модели Django:</text:span> Определены для каждой сущности системы (Пользователи, Музыкальные Группы, Оборудование, Мероприятия и др.) с использованием ORM для взаимодействия с PostgreSQL.</text:p>
            </text:list-item>
            <text:list-item>
              <text:p text:style-name="P8"><text:span text:style-name="Strong_20_Emphasis">Django REST Framework (DRF):</text:span> Используется для создания RESTful API, предоставляющего доступ к данным из базы данных.</text:p>
            </text:list-item>
          </text:list>
        </text:list-item>
      </text:list>
      <text:list text:style-name="L4">
        <text:list-item>
          <text:p text:style-name="P9"><text:span text:style-name="Strong_20_Emphasis">Front-End на TypeScript и React:</text:span></text:p>
        </text:list-item>
      </text:list>
      <text:list xml:id="list112239336945612" text:continue-list="list1221156326" text:style-name="L3">
        <text:list-item>
          <text:list>
            <text:list-item>
              <text:p text:style-name="P8"><text:span text:style-name="Strong_20_Emphasis">React-компоненты:</text:span> Разработаны для пользовательского интерфейса, взаимодействующего с REST API через HTTP-запросы.</text:p>
            </text:list-item>
            <text:list-item>
              <text:p text:style-name="P8"><text:span text:style-name="Strong_20_Emphasis">Context API:</text:span> Используется для управления глобальным состоянием приложения, таким как данные пользователя и состояние приложения.</text:p>
            </text:list-item>
          </text:list>
        </text:list-item>
      </text:list>
      <text:list text:style-name="L5">
        <text:list-item>
          <text:p text:style-name="P10"><text:span text:style-name="Strong_20_Emphasis">База данных:</text:span></text:p>
        </text:list-item>
      </text:list>
      <text:list xml:id="list112240591650027" text:continue-list="list112239336945612" text:style-name="L3">
        <text:list-item>
          <text:list>
            <text:list-item>
              <text:p text:style-name="P8"><text:span text:style-name="Strong_20_Emphasis">PostgreSQL:</text:span> Используется в качестве базы данных для хранения данных системы. Модели Django автоматически создают таблицы в PostgreSQL.</text:p>
            </text:list-item>
          </text:list>
        </text:list-item>
      </text:list>
      <text:list text:style-name="L6">
        <text:list-item>
          <text:p text:style-name="P11"><text:span text:style-name="Strong_20_Emphasis">REST API:</text:span></text:p>
        </text:list-item>
      </text:list>
      <text:list text:continue-list="list112240591650027" text:style-name="L3">
        <text:list-item>
          <text:list>
            <text:list-item>
              <text:p text:style-name="P8"><text:span text:style-name="Strong_20_Emphasis">DRF Serializers:</text:span> Преобразуют данные из формата Django-моделей в формат, понятный для API.</text:p>
            </text:list-item>
            <text:list-item>
              <text:p text:style-name="P8"><text:span text:style-name="Strong_20_Emphasis">Views (Представления) с использованием DRF:</text:span> Обрабатывают запросы от фронтенда и возвращают данные в формате JSON.</text:p>
            </text:list-item>
            <text:list-item>
              <text:p text:style-name="P7"><text:span text:style-name="Strong_20_Emphasis">URL-маршруты для API:</text:span> Определены в <text:span text:style-name="Source_20_Text">urls.py</text:span>, определяют, какие views обрабатывают запросы на определенных URL.</text:p>
            </text:list-item>
          </text:list>
        </text:list-item>
      </text:list>
      <text:h text:style-name="Heading_20_2" text:outline-level="2"><text:span text:style-name="T1">2.</text:span>2 Зависимости и библиотеки</text:h>
      <text:p text:style-name="Text_20_body">Для успешного развертывания программы необходимо удовлетворить следующие зависимости:</text:p>
      <text:list text:style-name="L7">
        <text:list-item>
          <text:p text:style-name="P13"><text:span text:style-name="Strong_20_Emphasis">Django:</text:span> <text:span text:style-name="Source_20_Text">pip install django</text:span></text:p>
        </text:list-item>
        <text:list-item>
          <text:p text:style-name="P13"><text:span text:style-name="Strong_20_Emphasis">Django REST Framework:</text:span> <text:span text:style-name="Source_20_Text">pip install djangorestframework</text:span></text:p>
        </text:list-item>
        <text:list-item>
          <text:p text:style-name="P13"><text:span text:style-name="Strong_20_Emphasis">psycopg2 (для работы с PostgreSQL):</text:span> <text:span text:style-name="Source_20_Text">pip install psycopg2</text:span></text:p>
        </text:list-item>
        <text:list-item>
          <text:p text:style-name="P12"><text:span text:style-name="Strong_20_Emphasis">axios (HTTP-клиент):</text:span> <text:span text:style-name="Source_20_Text">npm install axios</text:span></text:p>
        </text:list-item>
      </text:list>
      <text:h text:style-name="Heading_20_1" text:outline-level="1"><text:soft-page-break/>3 Установка и настройка</text:h>
      <text:h text:style-name="Heading_20_2" text:outline-level="2">3.1 <text:span text:style-name="Strong_20_Emphasis">Установка программы</text:span></text:h>
      <text:list text:style-name="L8">
        <text:list-item>
          <text:p text:style-name="P15">Клонировать репозиторий с Django-приложением.</text:p>
        </text:list-item>
        <text:list-item>
          <text:p text:style-name="P15">Установить Python-зависимости: <text:span text:style-name="Source_20_Text">pip install -r requirements.txt</text:span>.</text:p>
        </text:list-item>
        <text:list-item>
          <text:p text:style-name="P14">Произвести миграции базы данных: <text:span text:style-name="Source_20_Text">python manage.py migrate</text:span>.</text:p>
        </text:list-item>
      </text:list>
      <text:h text:style-name="Heading_20_2" text:outline-level="2"><text:span text:style-name="Strong_20_Emphasis">3.2 Настройка программы</text:span></text:h>
      <text:h text:style-name="Heading_20_3" text:outline-level="3">3.2.1 Конфигурация Базы Данных</text:h>
      <text:p text:style-name="Text_20_body">В файле <text:span text:style-name="Source_20_Text">settings.py</text:span> вашего Django-приложения определите параметры подключения к базе данных PostgreSQL. Найдите секцию DATABASES и укажите следующие параметры:</text:p>
      <text:p text:style-name="Preformatted_20_Text"><text:span text:style-name="Source_20_Text">DATABASES = {</text:span></text:p>
      <text:p text:style-name="Preformatted_20_Text"><text:span text:style-name="Source_20_Text"><text:s text:c="4"/>'default': {</text:span></text:p>
      <text:p text:style-name="Preformatted_20_Text"><text:span text:style-name="Source_20_Text"><text:s text:c="8"/>'ENGINE': 'django.db.backends.postgresql',</text:span></text:p>
      <text:p text:style-name="Preformatted_20_Text"><text:span text:style-name="Source_20_Text"><text:s text:c="8"/>'NAME': 'название_базы_данных',</text:span></text:p>
      <text:p text:style-name="Preformatted_20_Text"><text:span text:style-name="Source_20_Text"><text:s text:c="8"/>'USER': 'пользователь',</text:span></text:p>
      <text:p text:style-name="Preformatted_20_Text"><text:span text:style-name="Source_20_Text"><text:s text:c="8"/>'PASSWORD': 'пароль',</text:span></text:p>
      <text:p text:style-name="Preformatted_20_Text"><text:span text:style-name="Source_20_Text"><text:s text:c="8"/>'HOST': 'localhost', <text:s/># Может потребоваться изменить в зависимости от вашей конфигурации</text:span></text:p>
      <text:p text:style-name="Preformatted_20_Text"><text:span text:style-name="Source_20_Text"><text:s text:c="8"/>'PORT': '5432', <text:s text:c="6"/># Порт PostgreSQL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3.2.2 Определение URL-маршрутов</text:h>
      <text:p text:style-name="Text_20_body">В файле <text:span text:style-name="Source_20_Text">urls.py</text:span> Django-приложения определите URL-маршруты для основного приложения и API. Пример: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, include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api/', include('your_app.api.urls')), <text:s/># Убедитесь, что у вас есть модуль api с определенными эндпоинтами</text:span></text:p>
      <text:p text:style-name="Preformatted_20_Text"><text:span text:style-name="Source_20_Text"><text:s text:c="4"/># Добавьте другие URL-маршруты для вашего приложения</text:span></text:p>
      <text:p text:style-name="P1"><text:span text:style-name="Source_20_Text">]</text:span></text:p>
      <text:h text:style-name="Heading_20_3" text:outline-level="3"><text:span text:style-name="Strong_20_Emphasis">3.2.3 Создание Суперпользователя Django</text:span></text:h>
      <text:p text:style-name="Text_20_body">Суперпользователь Django позволяет управлять данными через админ-панель Django. Создайте суперпользователя следующей командой:</text:p>
      <text:p text:style-name="P1"><text:span text:style-name="Source_20_Text">python manage.py createsuperuser</text:span></text:p>
      <text:p text:style-name="P2">Следуйте инструкциям, введите имя пользователя, электронную почту и пароль для нового суперпользователя.</text:p>
      <text:h text:style-name="Heading_20_3" text:outline-level="3"><text:soft-page-break/>3.2.4 Применение Миграций</text:h>
      <text:p text:style-name="Text_20_body">Перед первым запуском приложения необходимо применить миграции для создания таблиц в базе данных. Введите следующую команду:</text:p>
      <text:p text:style-name="P1"><text:span text:style-name="Source_20_Text">python manage.py migrate</text:span></text:p>
      <text:p text:style-name="Text_20_body">Это создаст необходимые таблицы согласно определенным моделям в вашем Django-приложении.</text:p>
      <text:h text:style-name="Heading_20_3" text:outline-level="3">3.2.5 Запуск Django-приложения</text:h>
      <text:p text:style-name="Text_20_body">Теперь вы можете запустить ваше Django-приложение:</text:p>
      <text:p text:style-name="P1"><text:span text:style-name="Source_20_Text">python manage.py runserver</text:span></text:p>
      <text:p text:style-name="Text_20_body">После успешного запуска, ваше приложение будет доступно по адресу http://127.0.0.1:8000/ (или другому, если вы укажете параметры при запуске сервера).</text:p>
      <text:h text:style-name="Heading_20_2" text:outline-level="2"><text:span text:style-name="T1">3.3</text:span> Front-End</text:h>
      <text:list text:style-name="L9">
        <text:list-item>
          <text:p text:style-name="P17">Установить TypeScript-зависимости: <text:span text:style-name="Source_20_Text">npm install</text:span>.</text:p>
        </text:list-item>
        <text:list-item>
          <text:p text:style-name="P16">Запустить TypeScript сборку: <text:span text:style-name="Source_20_Text">npm run build</text:span>.</text:p>
        </text:list-item>
      </text:list>
      <text:h text:style-name="Heading_20_2" text:outline-level="2"><text:span text:style-name="T1">3.4</text:span> REST API</text:h>
      <text:list text:style-name="L10">
        <text:list-item>
          <text:p text:style-name="P18">Проверить доступность API по определенным эндпоинтам (например, <text:span text:style-name="Source_20_Text">/api/users/</text:span> или <text:span text:style-name="Source_20_Text">/api/events/</text:span>).</text:p>
        </text:list-item>
      </text:list>
      <text:h text:style-name="Heading_20_1" text:outline-level="1">4. Проверка программы</text:h>
      <text:p text:style-name="Text_20_body">Проверка программы в контексте веб-приложения Django с использованием PostgreSQL и RESTful API осуществляется через следующие шаги:</text:p>
      <text:h text:style-name="Heading_20_2" text:outline-level="2">4.1 Заполнение Базы Данных тестовыми данными</text:h>
      <text:p text:style-name="Text_20_body">Перед проверкой удостоверьтесь, что база данных содержит достаточное количество тестовых данных. Используйте Django-команду для заполнения базы данных:</text:p>
      <text:p text:style-name="P1"><text:span text:style-name="Source_20_Text">python manage.py loaddata your_test_data.json</text:span></text:p>
      <text:p text:style-name="Text_20_body">Здесь <text:span text:style-name="Source_20_Text">your_test_data.json</text:span> - файл с тестовыми данными в формате JSON.</text:p>
      <text:h text:style-name="Heading_20_2" text:outline-level="2">4.2 Запуск Django-сервера</text:h>
      <text:p text:style-name="Text_20_body">Запустите ваш Django-сервер:</text:p>
      <text:p text:style-name="P1"><text:span text:style-name="Source_20_Text">python manage.py runserver</text:span></text:p>
      <text:p text:style-name="Text_20_body">После запуска сервера вы сможете отправлять запросы к вашему веб-приложению.</text:p>
      <text:h text:style-name="Heading_20_2" text:outline-level="2"><text:soft-page-break/>4.3 Проверка API-эндпоинтов</text:h>
      <text:p text:style-name="Text_20_body">Используйте инструменты для отправки HTTP-запросов (например, curl, Postman или HTTPie) для проверки функционала вашего API. Пример запроса:</text:p>
      <text:p text:style-name="P1"><text:span text:style-name="Source_20_Text">curl -X GET http://127.0.0.1:8000/api/your_endpoint/</text:span></text:p>
      <text:p text:style-name="Text_20_body">Замените <text:span text:style-name="Source_20_Text">your_endpoint</text:span> на фактический эндпоинт вашего API.</text:p>
      <text:h text:style-name="Heading_20_2" text:outline-level="2">4.4 Обработка сообщений об ошибках</text:h>
      <text:p text:style-name="Text_20_body">При возникновении ошибок в процессе проверки, обратите внимание на сообщения об ошибках, которые могут включать в себя коды состояния HTTP, а также текстовые описания ошибок. Они помогут вам идентифицировать и устранить проблемы.</text:p>
      <text:h text:style-name="Heading_20_1" text:outline-level="1">5. Дополнительные возможности</text:h>
      <text:h text:style-name="Heading_20_2" text:outline-level="2">5.1 Интеграция с другими сервисами</text:h>
      <text:p text:style-name="Text_20_body">При необходимости интеграции с другими сервисами или расширения функционала вашего веб-приложения, создайте дополнительные эндпоинты API и управляйте ими в соответствии с требованиями вашего проекта.</text:p>
      <text:h text:style-name="Heading_20_2" text:outline-level="2">5.2 Динамическое управление данными</text:h>
      <text:p text:style-name="Text_20_body">Реализуйте возможности динамического управления данными через админ-панель Django. Добавьте, изменяйте и удаляйте записи, следя за целостностью данных в вашей системе.</text:p>
      <text:h text:style-name="Heading_20_1" text:outline-level="1">6. Сообщения системному программисту</text:h>
      <text:p text:style-name="Text_20_body">В случае возникновения ошибок или проблем при настройке, проверке и использовании программы, обратитесь к таблице сообщений системно<text:span text:style-name="T2">го</text:span> программист<text:span text:style-name="T2">а</text:span>. В данной таблице представлены тексты сообщений, их содержание и предполагаемые действия системного программиста для устранения проблем. Основывайтесь на этих сообщениях для диагностики и решения возможных неполадок в веб-приложен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45:29.221723515</meta:creation-date>
    <dc:date>2023-11-21T11:22:38.330281005</dc:date>
    <meta:editing-duration>PT33M42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5" meta:paragraph-count="108" meta:word-count="938" meta:character-count="7752" meta:non-whitespace-character-count="6872"/>
  </office:meta>
</office:document-meta>
</file>